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 draw:shadow="visible"/>
    </style:style>
    <style:style style:name="gr2" style:family="graphic" style:parent-style-name="standard">
      <style:graphic-properties draw:opacity-name="Transparency_20_24" draw:textarea-horizontal-align="center" draw:textarea-vertical-align="middle" draw:shadow="visible"/>
    </style:style>
    <style:style style:name="gr3" style:family="graphic" style:parent-style-name="standard">
      <style:graphic-properties draw:opacity-name="Transparency_20_26" draw:textarea-horizontal-align="center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5cm" fo:min-width="1.9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6cm" fo:min-width="1.985cm"/>
    </style:style>
    <style:style style:name="gr6" style:family="graphic" style:parent-style-name="standard">
      <style:graphic-properties draw:textarea-vertical-align="middle" draw:auto-grow-height="false" fo:min-height="0cm" fo:min-width="0cm"/>
    </style:style>
    <style:style style:name="co1" style:family="table-column">
      <style:table-column-properties style:column-width="1.1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1.101cm"/>
    </style:style>
    <style:style style:name="ce1" style:family="table-cell">
      <style:graphic-properties draw:fill="none" draw:fill-color="#c0c0c0" draw:fill-gradient-name="Gradient_20_1" style:repeat="repeat"/>
      <style:paragraph-properties fo:border="0.001cm solid #999999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5.5cm" svg:height="5.5cm" svg:x="1cm" svg:y="7cm">
            <text:p/>
          </draw:rect>
          <draw:frame draw:style-name="standard" draw:layer="layout" svg:width="5.499cm" svg:height="5.5cm" svg:x="1cm" svg:y="7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path draw:style-name="gr2" draw:text-style-name="P1" draw:layer="layout" svg:width="3.093cm" svg:height="2.062cm" svg:x="2.169cm" svg:y="8.1cm" svg:viewBox="0 0 3094 2063" svg:d="m0 1031v-1031h1031v1031zm-1031 1032v-1032h1031v1032zm0 0v-1032h1032v1032zm0 0v-1032h1031v1032z">
            <text:p/>
          </draw:path>
          <draw:rect draw:style-name="gr1" draw:text-style-name="P1" draw:layer="layout" svg:width="3.3cm" svg:height="3.3cm" svg:x="8cm" svg:y="7.2cm">
            <text:p/>
          </draw:rect>
          <draw:frame draw:style-name="standard" draw:layer="layout" svg:width="3.299cm" svg:height="3.3cm" svg:x="8cm" svg:y="7.2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row table:style-name="ro1" table:default-cell-style-name="ce1"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path draw:style-name="gr3" draw:text-style-name="P1" draw:layer="layout" svg:width="3.093cm" svg:height="2.062cm" svg:x="16cm" svg:y="8cm" svg:viewBox="0 0 3094 2063" svg:d="m0 1031v-1031h1031v1031zm-1031 1032v-1032h1031v1032zm0 0v-1032h1032v1032zm0 0v-1032h1031v1032z">
            <text:p/>
          </draw:path>
          <draw:path draw:style-name="gr3" draw:text-style-name="P1" draw:layer="layout" svg:width="3.093cm" svg:height="2.062cm" svg:x="8.1cm" svg:y="8.4cm" svg:viewBox="0 0 3094 2063" svg:d="m1032 1031v-1031h1031v1031zm-2063 1032v-1032h1031v1032zm0 0v-1032h1032v1032zm0 0v-1032h1031v1032z">
            <text:p/>
          </draw:path>
          <draw:path draw:style-name="gr3" draw:text-style-name="P1" draw:layer="layout" svg:width="3.093cm" svg:height="2.062cm" svg:x="12.2cm" svg:y="8cm" svg:viewBox="0 0 3094 2063" svg:d="m1032 1031v-1031h1031v1031zm-2063 1v-1032h1031v1032zm0 1031v-1032h1032v1032zm0 0v-1032h1031v1032z">
            <text:p/>
          </draw:path>
          <draw:frame draw:style-name="gr4" draw:text-style-name="P2" draw:layer="layout" svg:width="5cm" svg:height="0.64cm" svg:x="11cm" svg:y="11.36cm">
            <draw:text-box>
              <text:p text:style-name="P2"><text:span text:style-name="T1">Próximas piezas</text:span></text:p>
            </draw:text-box>
          </draw:frame>
          <draw:frame draw:style-name="gr5" draw:text-style-name="P2" draw:layer="layout" svg:width="5cm" svg:height="0.64cm" svg:x="1cm" svg:y="6cm">
            <draw:text-box>
              <text:p text:style-name="P2"><text:span text:style-name="T1">Tablero de juego</text:span></text:p>
            </draw:text-box>
          </draw:frame>
          <draw:custom-shape draw:style-name="gr6" draw:text-style-name="P1" draw:layer="layout" svg:width="5cm" svg:height="4cm" svg:x="5cm" svg:y="5cm">
            <text:p/>
            <draw:enhanced-geometry svg:viewBox="0 0 21600 21600" draw:text-areas="0 0 21600 21600" draw:mirror-horizontal="true" draw:mirror-vertical="false" draw:type="circular-arrow" draw:modifiers="179.223097805477 -36.8478264722951 8682.79071240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4" draw:display-name="Transparency 24" draw:style="linear" draw:start="100%" draw:end="0%" draw:angle="4" draw:border="55%"/>
    <draw:opacity draw:name="Transparency_20_25" draw:display-name="Transparency 25" draw:style="linear" draw:start="100%" draw:end="0%" draw:angle="4" draw:border="0%"/>
    <draw:opacity draw:name="Transparency_20_26" draw:display-name="Transparency 26" draw:style="linear" draw:start="100%" draw:end="0%" draw:angle="4" draw:border="98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5M20S</meta:editing-duration>
    <meta:editing-cycles>3</meta:editing-cycles>
    <meta:generator>OpenOffice.org/3.3$Win32 OpenOffice.org_project/330m20$Build-9567</meta:generator>
    <dc:date>2014-02-04T11:28:20.33</dc:date>
    <dc:creator>Manuel Navarro Pérez</dc:creator>
    <meta:document-statistic meta:object-count="12"/>
  </office:meta>
</office:document-meta>
</file>